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25-11-10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25-09-09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25-08-04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25-06-30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3368" calcext:value-type="float">
            <text:p>40.6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25-05-27 1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25-04-21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25-01-13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24-11-18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24-09-23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24-06-27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24-05-30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24-04-15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24-01-22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23-11-1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23-08-22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23-06-29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5152" calcext:value-type="float">
            <text:p>35.1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23-04-26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8368" calcext:value-type="float">
            <text:p>34.9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23-03-17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0288" calcext:value-type="float">
            <text:p>35.0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23-01-26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22-11-16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22-09-15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22-06-10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22-04-20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22-03-21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22-01-24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21-11-18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21-09-27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0056" calcext:value-type="float">
            <text:p>39.3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21-06-28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5344" calcext:value-type="float">
            <text:p>38.1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21-04-22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21-03-17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20-12-18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20-09-25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20-08-20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20-06-12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20-04-21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20-01-30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9-11-1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5632" calcext:value-type="float">
            <text:p>38.9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9-09-18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6448" calcext:value-type="float">
            <text:p>38.6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9-07-1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9-06-13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9-05-02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9712" calcext:value-type="float">
            <text:p>33.5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9-03-07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9-01-10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8-11-08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3064" calcext:value-type="float">
            <text:p>35.1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8-09-2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8-07-11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8-05-23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8-04-06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8-02-02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916" calcext:value-type="float">
            <text:p>35.1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7-12-07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7-08-31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7-06-06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2568" calcext:value-type="float">
            <text:p>34.2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7-04-27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7-02-06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6-11-16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3648" calcext:value-type="float">
            <text:p>35.2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6-09-1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6-08-02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856" calcext:value-type="float">
            <text:p>33.5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6-06-07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6-04-05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6-02-12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5-12-09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5-10-08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5-08-12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5-06-04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0496" calcext:value-type="float">
            <text:p>35.2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5-04-16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5-02-12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4-12-17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4-11-2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4-09-10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4-08-2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4-06-11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4-04-2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4-02-25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3-12-1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6224" calcext:value-type="float">
            <text:p>33.7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3-11-19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3-09-2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3-06-12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3-04-08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3-02-06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2-11-30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2-09-10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2-08-15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2-06-1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2-04-16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2-01-31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1-12-16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1-11-09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1-08-3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1-06-08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1-04-1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1-02-17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0-12-14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0-11-12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0-08-30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0-06-1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0-04-14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10-03-0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9-12-15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9-10-02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9-08-12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9-06-10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9-04-16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9-01-29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8-12-1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8-11-12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8-09-04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8-06-16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8-04-17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8-01-31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8-01-03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7-11-0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7-09-0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7-07-12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7-02-28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6-11-2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6-09-18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6-08-08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6-05-11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6-03-1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6-01-12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5-11-1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5-09-0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5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5-05-24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5-03-17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5-01-07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4-11-19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4-09-15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4-08-04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4-06-10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4-03-30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4-01-14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3-11-1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3-07-1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3-05-07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3-03-07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3-01-1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2-11-15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2-09-1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2-06-25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2-04-16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2-02-2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2-01-25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1-12-21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1-11-2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1-10-31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1-09-25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1-08-2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1-07-2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1-06-2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1-06-06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1-04-0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1-02-16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1-01-1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0-11-0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0-09-13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0-08-16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0-07-07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0-06-12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0-05-11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0-04-12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0-03-17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2000-01-2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9-12-2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9-11-19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9-10-20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9-09-17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9-08-20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9-08-0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9-07-23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9-06-29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9-06-2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9-05-21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9-04-1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9-03-18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9-02-2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9-01-28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8-10-1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4848" calcext:value-type="float">
            <text:p>25.8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8-08-1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8-06-24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8-05-28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7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7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7-07-2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7-06-16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7-05-19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7-04-03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7-02-27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7-01-14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6-11-2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6-09-2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6-07-0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6-05-22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6-02-2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6-01-23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5-10-31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5-08-1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5-05-26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5-02-10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4-12-22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4-09-09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4-05-27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4-03-30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4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3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3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3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3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2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2-09-1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2-07-17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2-04-28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2-02-07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1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1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0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0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0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90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9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8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8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8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7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7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7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7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7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7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6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6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6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6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6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6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5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5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5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5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3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3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2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2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2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2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2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2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2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1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1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1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1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0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0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0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0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0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0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0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0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80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79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7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78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78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77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77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76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7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7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74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7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74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74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50076343402</text:p>
          </table:table-cell>
          <table:table-cell office:value-type="string" calcext:value-type="string">
            <text:p>AA Ce 117</text:p>
          </table:table-cell>
          <table:table-cell office:value-type="string" calcext:value-type="string">
            <text:p>1972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30" meta:object-count="0"/>
    <meta:user-defined meta:name="AppVersion">3.0</meta:user-defined>
  </office:meta>
</office:document-meta>
</file>